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officeooo:paragraph-rsid="00156f4b"/>
    </style:style>
    <style:style style:name="P3" style:family="paragraph" style:parent-style-name="Text_20_body">
      <style:paragraph-properties fo:margin-left="0cm" fo:margin-right="0cm" fo:text-indent="0cm" style:auto-text-indent="false"/>
      <style:text-properties officeooo:paragraph-rsid="0016feae"/>
    </style:style>
    <style:style style:name="P4" style:family="paragraph" style:parent-style-name="Text_20_body">
      <style:paragraph-properties fo:margin-left="0cm" fo:margin-right="0cm" fo:text-indent="0cm" style:auto-text-indent="false"/>
      <style:text-properties officeooo:rsid="00156f4b" officeooo:paragraph-rsid="0016feae"/>
    </style:style>
    <style:style style:name="P5" style:family="paragraph" style:parent-style-name="Text_20_body">
      <style:paragraph-properties fo:margin-left="0cm" fo:margin-right="0cm" fo:margin-top="0cm" fo:margin-bottom="0.212cm" loext:contextual-spacing="false" fo:text-align="start" style:justify-single-word="false" fo:text-indent="0cm" style:auto-text-indent="false"/>
    </style:style>
    <style:style style:name="P6" style:family="paragraph" style:parent-style-name="Text_20_body">
      <style:paragraph-properties fo:margin-top="0cm" fo:margin-bottom="0.212cm" loext:contextual-spacing="false" fo:text-align="start" style:justify-single-word="false"/>
    </style:style>
    <style:style style:name="P7" style:family="paragraph" style:parent-style-name="Text_20_body">
      <style:paragraph-properties fo:margin-top="0cm" fo:margin-bottom="0.212cm" loext:contextual-spacing="false" fo:text-align="start" style:justify-single-word="false"/>
      <style:text-properties officeooo:rsid="001a0050" officeooo:paragraph-rsid="001a0050"/>
    </style:style>
    <style:style style:name="P8" style:family="paragraph" style:parent-style-name="Code">
      <style:paragraph-properties fo:margin-top="0cm" fo:margin-bottom="0.212cm" loext:contextual-spacing="false" fo:text-align="start" style:justify-single-word="false"/>
    </style:style>
    <style:style style:name="P9" style:family="paragraph" style:parent-style-name="Subtitle">
      <style:paragraph-properties fo:break-before="page"/>
    </style:style>
    <style:style style:name="P10" style:family="paragraph" style:parent-style-name="Standard">
      <style:paragraph-properties fo:break-before="page"/>
      <style:text-properties style:font-name="Liberation Sans" fo:font-weight="bold" style:font-weight-asian="bold" style:font-weight-complex="bold"/>
    </style:style>
    <style:style style:name="P11" style:family="paragraph" style:parent-style-name="Standard">
      <style:text-properties style:font-name="Liberation Sans"/>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fo:font-size="12pt" officeooo:rsid="00156f4b" officeooo:paragraph-rsid="00156f4b" style:font-size-asian="12pt" style:font-size-complex="12pt"/>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start" style:justify-single-word="false"/>
    </style:style>
    <style:style style:name="P17" style:family="paragraph" style:parent-style-name="Text_20_body">
      <style:text-properties style:font-name="Liberation Sans"/>
    </style:style>
    <style:style style:name="P18" style:family="paragraph" style:parent-style-name="Text_20_body">
      <style:text-properties officeooo:paragraph-rsid="001293da"/>
    </style:style>
    <style:style style:name="P19" style:family="paragraph" style:parent-style-name="Text_20_body">
      <style:text-properties officeooo:paragraph-rsid="00147bb1"/>
    </style:style>
    <style:style style:name="P20" style:family="paragraph" style:parent-style-name="Code">
      <style:paragraph-properties fo:margin-top="0.423cm" fo:margin-bottom="0.212cm" loext:contextual-spacing="false"/>
    </style:style>
    <style:style style:name="P21" style:family="paragraph" style:parent-style-name="Code">
      <style:paragraph-properties fo:margin-top="0.423cm" fo:margin-bottom="0.212cm" loext:contextual-spacing="false"/>
      <style:text-properties style:font-name="Liberation Sans" style:font-name-asian="DejaVu LGC Sans" style:font-name-complex="DejaVu LGC Sans"/>
    </style:style>
    <style:style style:name="P22" style:family="paragraph" style:parent-style-name="Text_20_body">
      <style:paragraph-properties fo:margin-top="0.423cm" fo:margin-bottom="0.212cm" loext:contextual-spacing="false"/>
    </style:style>
    <style:style style:name="P23" style:family="paragraph" style:parent-style-name="Text_20_body">
      <style:paragraph-properties fo:margin-top="0.423cm" fo:margin-bottom="0.212cm" loext:contextual-spacing="false"/>
      <style:text-properties style:font-name="Liberation Sans" style:font-name-asian="DejaVu LGC Sans" style:font-name-complex="DejaVu LGC Sans"/>
    </style:style>
    <style:style style:name="P24" style:family="paragraph" style:parent-style-name="Subtitle">
      <style:text-properties officeooo:paragraph-rsid="001a0050"/>
    </style:style>
    <style:style style:name="P25" style:family="paragraph" style:parent-style-name="Subtitle">
      <style:paragraph-properties fo:text-align="center" style:justify-single-word="false"/>
      <style:text-properties officeooo:paragraph-rsid="001a0050"/>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text-properties officeooo:rsid="001f3065" officeooo:paragraph-rsid="001f3065"/>
    </style:style>
    <style:style style:name="P31" style:family="paragraph" style:parent-style-name="Text_20_body" style:list-style-name="L6">
      <style:text-properties officeooo:rsid="001f3065" officeooo:paragraph-rsid="0021b9d9"/>
    </style:style>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text-properties officeooo:paragraph-rsid="001f8a73"/>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text-properties officeooo:paragraph-rsid="0023fb5c"/>
    </style:style>
    <style:style style:name="P38" style:family="paragraph" style:parent-style-name="Text_20_body">
      <style:text-properties officeooo:paragraph-rsid="0026645f"/>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officeooo:rsid="0022151b" officeooo:paragraph-rsid="0026645f"/>
    </style:style>
    <style:style style:name="P41" style:family="paragraph" style:parent-style-name="Heading_20_2">
      <style:text-properties officeooo:rsid="00139be2" officeooo:paragraph-rsid="00139be2"/>
    </style:style>
    <style:style style:name="P42" style:family="paragraph" style:parent-style-name="Heading_20_2">
      <style:paragraph-properties fo:margin-top="0.423cm" fo:margin-bottom="0.212cm" loext:contextual-spacing="false" fo:keep-with-next="alway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Heading_20_3">
      <style:paragraph-properties fo:margin-top="0.423cm" fo:margin-bottom="0.212cm" loext:contextual-spacing="false" fo:keep-with-next="always"/>
    </style:style>
    <style:style style:name="P47" style:family="paragraph" style:parent-style-name="Heading_20_3">
      <style:paragraph-properties fo:margin-top="0.423cm" fo:margin-bottom="0.212cm" loext:contextual-spacing="false"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officeooo:rsid="00156f4b"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56f4b"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25cb85" style:font-style-asian="normal" style:font-style-complex="normal"/>
    </style:style>
    <style:style style:name="T7" style:family="text">
      <style:text-properties style:font-name="Liberation Sans"/>
    </style:style>
    <style:style style:name="T8" style:family="text">
      <style:text-properties style:font-name="Liberation Sans" style:font-name-asian="DejaVu LGC Sans" style:font-name-complex="DejaVu LGC Sans"/>
    </style:style>
    <style:style style:name="T9" style:family="text">
      <style:text-properties style:font-name="Liberation Sans" fo:font-style="italic" style:font-style-asian="italic" style:font-style-complex="italic"/>
    </style:style>
    <style:style style:name="T10" style:family="text">
      <style:text-properties style:font-name="Liberation Sans" fo:font-style="italic" fo:font-weight="bold" style:font-style-asian="italic" style:font-weight-asian="bold" style:font-style-complex="italic" style:font-weight-complex="bold"/>
    </style:style>
    <style:style style:name="T11" style:family="text">
      <style:text-properties style:font-name="Liberation Sans1" style:font-name-asian="Liberation Sans1" style:font-name-complex="Liberation Sans1"/>
    </style:style>
    <style:style style:name="T12" style:family="text">
      <style:text-properties fo:font-weight="bold" style:font-weight-asian="bold" style:font-weight-complex="bold"/>
    </style:style>
    <style:style style:name="T13" style:family="text">
      <style:text-properties fo:font-weight="bold" officeooo:rsid="00156f4b" style:font-weight-asian="bold" style:font-weight-complex="bold"/>
    </style:style>
    <style:style style:name="T14" style:family="text">
      <style:text-properties style:text-underline-style="solid" style:text-underline-type="double" style:text-underline-width="auto" style:text-underline-color="font-color"/>
    </style:style>
    <style:style style:name="T15" style:family="text">
      <style:text-properties officeooo:rsid="0010f40e"/>
    </style:style>
    <style:style style:name="T16" style:family="text">
      <style:text-properties style:text-position="super 58%" officeooo:rsid="0022151b"/>
    </style:style>
    <style:style style:name="T17" style:family="text">
      <style:text-properties officeooo:rsid="001293da"/>
    </style:style>
    <style:style style:name="T18" style:family="text">
      <style:text-properties officeooo:rsid="00147bb1"/>
    </style:style>
    <style:style style:name="T19" style:family="text">
      <style:text-properties officeooo:rsid="00156f4b"/>
    </style:style>
    <style:style style:name="T20" style:family="text">
      <style:text-properties officeooo:rsid="001a0050"/>
    </style:style>
    <style:style style:name="T21" style:family="text">
      <style:text-properties officeooo:rsid="001c553c"/>
    </style:style>
    <style:style style:name="T22" style:family="text">
      <style:text-properties officeooo:rsid="001f3065"/>
    </style:style>
    <style:style style:name="T23" style:family="text">
      <style:text-properties officeooo:rsid="001f8a73"/>
    </style:style>
    <style:style style:name="T24" style:family="text">
      <style:text-properties officeooo:rsid="0022151b"/>
    </style:style>
    <style:style style:name="T25" style:family="text">
      <style:text-properties officeooo:rsid="0023fb5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25">Version <text:span text:style-name="T21">3.0.2</text:span></text:p>
      <text:p text:style-name="P24"><text:span text:style-name="T24">29</text:span><text:span text:style-name="T16">th</text:span><text:span text:style-name="T24"> Oct </text:span>201<text:span text:style-name="T15">5</text:spa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Introduction to Byteman<text:tab/>5</text:p>
          <text:p text:style-name="P43">Running an Application with the Byteman Agent<text:tab/>5</text:p>
          <text:p text:style-name="P43">Event Condition Action Rules<text:tab/>6</text:p>
          <text:p text:style-name="P43">Rule Bindings and Parameterization<text:tab/>7</text:p>
          <text:p text:style-name="P43">Built-in Conditions and Actions<text:tab/>7</text:p>
          <text:p text:style-name="P43">Extending or Replacing the Byteman Language Built-ins<text:tab/>8</text:p>
          <text:p text:style-name="P43">Agent Transformation<text:tab/>8</text:p>
          <text:p text:style-name="P43">Agent Retransformation<text:tab/>10</text:p>
          <text:p text:style-name="P43">ECA Rule Engine<text:tab/>10</text:p>
          <text:p text:style-name="P44">The Byteman Rule Language<text:tab/>12</text:p>
          <text:p text:style-name="P43">Rule Events<text:tab/>12</text:p>
          <text:p text:style-name="P45">Class Rules vs Interface Rules<text:tab/>13</text:p>
          <text:p text:style-name="P45">Overriding Rules<text:tab/>13</text:p>
          <text:p text:style-name="P45">Overriding Interface Rules<text:tab/>15</text:p>
          <text:p text:style-name="P45">Location Specifiers<text:tab/>15</text:p>
          <text:p text:style-name="P43">Rule Bindings<text:tab/>19</text:p>
          <text:p text:style-name="P43">Rule Expressions<text:tab/>19</text:p>
          <text:p text:style-name="P43">Rule Conditions<text:tab/>22</text:p>
          <text:p text:style-name="P43">Rule Actions<text:tab/>23</text:p>
          <text:p text:style-name="P43">Built-In Calls<text:tab/>23</text:p>
          <text:p text:style-name="P43">User-Defined Rule Helpers<text:tab/>24</text:p>
          <text:p text:style-name="P43">The Rule Helper Lifecycle Methods<text:tab/>25</text:p>
          <text:p text:style-name="P44">Byteman Rule Language Standard Built-Ins<text:tab/>27</text:p>
          <text:p text:style-name="P43">Thread Coordination Operations<text:tab/>27</text:p>
          <text:p text:style-name="P45">Waiters<text:tab/>27</text:p>
          <text:p text:style-name="P45">Rendezvous<text:tab/>28</text:p>
          <text:p text:style-name="P45">Joiners<text:tab/>29</text:p>
          <text:p text:style-name="P45">Aborting Execution<text:tab/>30</text:p>
          <text:p text:style-name="P43">Rule State Management Operations<text:tab/>30</text:p>
          <text:p text:style-name="P45">CountDowns<text:tab/>30</text:p>
          <text:p text:style-name="P45">Flags<text:tab/>31</text:p>
          <text:p text:style-name="P45">Counters<text:tab/>31</text:p>
          <text:p text:style-name="P45">Timers<text:tab/>32</text:p>
          <text:p text:style-name="P45">Recursive Triggering<text:tab/>32</text:p>
          <text:p text:style-name="P43">Trace and Debug Operations<text:tab/>34</text:p>
          <text:p text:style-name="P45">Debugging<text:tab/>34</text:p>
          <text:p text:style-name="P45">Tracing<text:tab/>34</text:p>
          <text:p text:style-name="P43">Stack Management Operations<text:tab/>35</text:p>
          <text:p text:style-name="P45">Checking The Call Tree<text:tab/>35</text:p>
          <text:p text:style-name="P45">Tracing the Caller Stack<text:tab/>38</text:p>
          <text:p text:style-name="P45">Selective Stack Tracing Using a Regular Expression Filter<text:tab/>38</text:p>
          <text:p text:style-name="P45">Stack Range Tracing<text:tab/>40</text:p>
          <text:p text:style-name="P45">Tracing Named Thread Stacks<text:tab/>42</text:p>
          <text:p text:style-name="P43">Default Helper Lifecycle Methods<text:tab/>43</text:p>
          <text:p text:style-name="P44">Using Byteman<text:tab/>44</text:p>
          <text:p text:style-name="P43">Using Byteman from java or ant<text:tab/>44</text:p>
          <text:p text:style-name="P43">Using Byteman from maven<text:tab/>44</text:p>
          <text:p text:style-name="P43">Obtaining the source build tree<text:tab/>44</text:p>
          <text:p text:style-name="P43"><text:soft-page-break/>Building Byteman from the sources<text:tab/>45</text:p>
          <text:p text:style-name="P43">Running Applications with Byteman<text:tab/>45</text:p>
          <text:p text:style-name="P43">Configuring a java agent<text:tab/>45</text:p>
          <text:p text:style-name="P43">Installing Byteman in a Running JVM using Script bminstall<text:tab/>46</text:p>
          <text:p text:style-name="P43">Available -javaagent Options<text:tab/>47</text:p>
          <text:p text:style-name="P43">Running Byteman Using Script bmjava<text:tab/>48</text:p>
          <text:p text:style-name="P43">Submitting Rules Dynamically Using Script bmsubmit<text:tab/>49</text:p>
          <text:p text:style-name="P43">Checking Rules Offline Using Script bmcheck<text:tab/>50</text:p>
          <text:p text:style-name="P43">Installing And Submitting from Java<text:tab/>50</text:p>
          <text:p text:style-name="P43">Environment Settings<text:tab/>51</text:p>
        </text:index-body>
      </text:table-of-content>
      <text:p text:style-name="Subtitle"/>
      <text:p text:style-name="P10">Legal Notices</text:p>
      <text:p text:style-name="P11">The information contained in this documentation is subject to change without notice.</text:p>
      <text:p text:style-name="P11">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12">Copyright</text:p>
      <text:p text:style-name="P11">JBoss, Home of Professional Open Source. Copyright 2008-2012, Red Hat and individual contributors by the @authors tag. See the copyright.txt in the distribution for a full listing of individual contributors.</text:p>
      <text:p text:style-name="P11">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11">See the GNU General Public License for more details.</text:p>
      <text:p text:style-name="P11">You should have received a copy of the GNU Lesser General Public License along with this software; if not, write to the Free Software Foundation, Inc., 51 Franklin St, Fifth Floor, Boston, MA 02110-1301 USA, or see the FSF site: http://www.fsf.org. </text:p>
      <text:p text:style-name="P12">Restricted Rights Legend</text:p>
      <text:p text:style-name="P11">Use, duplication, or disclosure is subject to restrictions as set forth in contract subdivision (c)(1)(ii) of the Rights in Technical Data and Computer Software clause 52.227-FAR14.</text:p>
      <text:list xml:id="list5579922498157520715"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8004833443810011624" text:style-name="L1">
        <text:list-item>
          <text:p text:style-name="P26">tracing execution of specific code paths and displaying application or JVM state</text:p>
        </text:list-item>
        <text:list-item>
          <text:p text:style-name="P26">subverting normal execution by changing state, making unscheduled method calls or forcing an unexpected return or throw</text:p>
        </text:list-item>
        <text:list-item>
          <text:p text:style-name="P26">orchestrating the timing of activities performed by independent application threads</text:p>
        </text:list-item>
        <text:list-item>
          <text:p text:style-name="P26">monitoring and gathering statistics summarising application and JVM operation</text:p>
        </text:list-item>
      </text:list>
      <text:p text:style-name="P16">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6">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20214981392991" text:continue-list="list5579922498157520715" text:style-name="Outline">
        <text:list-item>
          <text:list>
            <text:list-header>
              <text:h text:style-name="P42" text:outline-level="2" text:is-list-header="true"><text:span text:style-name="T8">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Using Byteman">Using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120215195283576"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482167211199649934" text:style-name="L2">
        <text:list-item>
          <text:p text:style-name="P27"><text:span text:style-name="T1">where</text:span> during application execution a side-effect should occur</text:p>
        </text:list-item>
        <text:list-item>
          <text:p text:style-name="P27"><text:span text:style-name="T1">whether</text:span> the side-effect should happen or not</text:p>
        </text:list-item>
        <text:list-item>
          <text:p text:style-name="P27"><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11">─</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20216347392644" text:continue-list="list120215195283576"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2021588914641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text:soft-page-break/>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20216131291604"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20215818918255"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text:soft-page-break/>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817422907847823704" text:style-name="L3">
        <text:list-item>
          <text:p text:style-name="P28">the <text:span text:style-name="T1">trigger method</text:span>, i.e. the method which contains the trigger point</text:p>
        </text:list-item>
        <text:list-item>
          <text:p text:style-name="P28">the rule which has been matched</text:p>
        </text:list-item>
        <text:list-item>
          <text:p text:style-name="P28">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5">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20214785164646" text:continue-list="list120215818918255" text:style-name="Outline">
        <text:list-item>
          <text:list>
            <text:list-header>
              <text:h text:style-name="P42" text:outline-level="2" text:is-list-header="true"><text:soft-page-break/><text:span text:style-name="T8">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20215476961744" text:continue-numbering="true" text:style-name="Outline">
        <text:list-item>
          <text:list>
            <text:list-header>
              <text:h text:style-name="P42" text:outline-level="2" text:is-list-header="true">ECA <text:span text:style-name="T8">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5">helper adapter</text:span><text:span text:style-name="T1"> </text:span><text:span text:style-name="T5">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0215278234561" text:continue-numbering="true" text:style-name="Outline">
        <text:list-header>
          <text:h text:style-name="Heading_20_1" text:outline-level="1" text:is-list-header="true">The Byteman Rule Language</text:h>
        </text:list-header>
      </text:list>
      <text:p text:style-name="P6">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20216025022719" text:continue-numbering="true" text:style-name="Outline">
        <text:list-item>
          <text:list>
            <text:list-header>
              <text:h text:style-name="P42"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6257675946750673203" text:style-name="L4">
        <text:list-item>
          <text:p text:style-name="P29">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9">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20215368596378" text:continue-list="list120216025022719"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0214762312101"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8"><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6">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6">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8"><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6">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6">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8">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120214559216458" text:continue-numbering="true" text:style-name="Outline">
        <text:list-item>
          <text:list>
            <text:list-item>
              <text:list>
                <text:list-header>
                  <text:h text:style-name="P46" text:outline-level="3" text:is-list-header="true"><text:span text:style-name="T8">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20215319365407" text:continue-numbering="true" text:style-name="Outline">
        <text:list-item>
          <text:list>
            <text:list-item>
              <text:list>
                <text:list-header>
                  <text:h text:style-name="P46" text:outline-level="3" text:is-list-header="true"><text:span text:style-name="T8">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8"><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5">ALL </text:span><text:span text:style-name="T1">]<text:line-break/></text:span><text:bookmark-start text:name="__DdeLink__3370_1292317611"/><text:span text:style-name="T5">AT READ $</text:span><text:span text:style-name="T1">var-or-idx</text:span><text:span text:style-name="T5"> </text:span><text:span text:style-name="T1">[count</text:span><text:span text:style-name="T5">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5">ALL </text:span><text:span text:style-name="T1">]<text:line-break/></text:span><text:span text:style-name="T5">AFTER READ </text:span><text:bookmark-start text:name="__DdeLink__3373_1292317611"/><text:span text:style-name="T5">$</text:span><text:span text:style-name="T1">var-or-idx</text:span><text:span text:style-name="T5"> </text:span><text:span text:style-name="T1">[count</text:span><text:span text:style-name="T5"> | ALL </text:span><text:span text:style-name="T1">]</text:span><text:bookmark-end text:name="__DdeLink__3373_1292317611"/><text:span text:style-name="T1"><text:line-break/></text:span><text:span text:style-name="T5">AT WRITE</text:span><text:span text:style-name="T1"> [ type .] field [count | </text:span><text:span text:style-name="T5">ALL </text:span><text:span text:style-name="T1">]<text:line-break/></text:span><text:span text:style-name="T5">AT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FTER WRITE</text:span><text:span text:style-name="T1"> [ type .] field [count | </text:span><text:span text:style-name="T5">ALL </text:span><text:span text:style-name="T1">]<text:line-break/></text:span><text:span text:style-name="T5">AFTER WRITE</text:span><text:span text:style-name="T1"> </text:span><text:span text:style-name="T5">$</text:span><text:span text:style-name="T1">var-or-idx</text:span><text:span text:style-name="T5"> </text:span><text:span text:style-name="T1">[count</text:span><text:span text:style-name="T5"> | ALL </text:span><text:span text:style-name="T1">]<text:line-break/></text:span><text:span text:style-name="T5">AT INVOKE</text:span><text:span text:style-name="T1"> [ type .] method [ </text:span><text:span text:style-name="T5">(</text:span><text:span text:style-name="T1"> argtypes </text:span><text:span text:style-name="T5">)</text:span><text:span text:style-name="T1"> ] [count | </text:span><text:span text:style-name="T5">ALL </text:span><text:span text:style-name="T1">]<text:line-break/></text:span><text:span text:style-name="T5">AFTER INVOKE</text:span><text:span text:style-name="T1"> [ type .] method [ </text:span><text:span text:style-name="T5">(</text:span><text:span text:style-name="T1"> argtypes </text:span><text:span text:style-name="T5">)</text:span><text:span text:style-name="T1"> ][count | </text:span><text:span text:style-name="T5">ALL </text:span><text:span text:style-name="T1">]<text:line-break/></text:span><text:span text:style-name="T5">AT SYNCHRONIZE</text:span><text:span text:style-name="T1"> [count | </text:span><text:span text:style-name="T5">ALL </text:span><text:span text:style-name="T1">]</text:span><text:bookmark-start text:name="DDE_LINK11"/><text:span text:style-name="T1"><text:line-break/></text:span><text:span text:style-name="T5">AFTER SYNCHRONIZE</text:span><text:span text:style-name="T1"> [count | </text:span><text:span text:style-name="T5">ALL </text:span><text:span text:style-name="T1">]</text:span><text:bookmark-end text:name="DDE_LINK11"/><text:span text:style-name="T1"><text:line-break/></text:span><text:span text:style-name="T5">AT THROW</text:span><text:span text:style-name="T1"> [count | </text:span><text:span text:style-name="T5">ALL </text:span><text:span text:style-name="T1">]</text:span></text:p>
      <text:p text:style-name="P15">If a location specifier is provided it must immediately follow the <text:span text:style-name="Code_20_Text">METHOD</text:span> specifier. If no location specifier is provided it defaults to <text:span text:style-name="Code_20_Text">AT ENTRY</text:span>.</text:p>
      <text:p text:style-name="P15">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5">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15">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15">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15">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15">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15">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5">AT WRITE</text:span></text:span><text:span text:style-name="T5"> and </text:span><text:span text:style-name="Code_20_Text"><text:span text:style-name="T5">AFTER WRITE</text:span></text:span><text:span text:style-name="T5"> specifiers are the same as the corresponding </text:span><text:span text:style-name="Code_20_Text"><text:span text:style-name="T5">READ</text:span></text:span><text:span text:style-name="T5"> specifiers except that they correspond to assignments to the named field or named variable in the source code <text:s/>i.e. they identify </text:span><text:span text:style-name="Code_20_Text"><text:span text:style-name="T5">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5">READ</text:span></text:span> and <text:span text:style-name="Code_20_Text"><text:span text:style-name="T5">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5"><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5">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15">n.b.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15">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15">n.b.b.b. for hysterical reasons <text:span text:style-name="Code_20_Text">CALL</text:span> may be used as a synonym for <text:span text:style-name="Code_20_Text">INVOKE</text:span>, <text:span text:style-name="Code_20_Text">RETURN</text:span> may <text:soft-page-break/>be used as a synonym for <text:span text:style-name="Code_20_Text">EXIT</text:span> and the <text:span text:style-name="Code_20_Text">AT</text:span> in an <text:span text:style-name="Code_20_Text">AT LINE</text:span> specifier is optional.</text:p>
      <text:list xml:id="list12021514117271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20216214569799"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text:span text:style-name="T22">be any of the Java expressions supported by Byteman. This includes all the usual </text:span>simple expressions <text:span text:style-name="T22">found in plus a few extra special cases </text:span>i.e.</text:p>
      <text:list xml:id="list120216015340540" text:continue-list="list6257675946750673203" text:style-name="L4">
        <text:list-item>
          <text:p text:style-name="P29">references to previously bound variables</text:p>
        </text:list-item>
        <text:list-item>
          <text:p text:style-name="P29">references to the trigger method recipient or parameters</text:p>
        </text:list-item>
        <text:list-item>
          <text:p text:style-name="P29">references to the local variables in scope at the trigger point</text:p>
        </text:list-item>
        <text:list-item>
          <text:p text:style-name="P29">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9">static field references</text:p>
        </text:list-item>
        <text:list-item>
          <text:p text:style-name="P29">primitive literals</text:p>
        </text:list-item>
        <text:list-item>
          <text:p text:style-name="P30">array literals</text:p>
        </text:list-item>
        <text:list-item>
          <text:p text:style-name="P29">field accesses</text:p>
        </text:list-item>
        <text:list-item>
          <text:p text:style-name="P29">static or instance method invocations</text:p>
        </text:list-item>
        <text:list-item>
          <text:p text:style-name="P29">built-in operation invocations</text:p>
        </text:list-item>
      </text:list>
      <text:p text:style-name="Text_20_body"><text:soft-page-break/>n.b. built-in operations are explained in more detail below.</text:p>
      <text:p text:style-name="Text_20_body">Expressions can also be <text:span text:style-name="T22">constructed as </text:span>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02401624002280453" text:style-name="L5">
        <text:list-item>
          <text:p text:style-name="P32">throw and return operations are only allowed as the last action in a sequence of rule actions (see below).</text:p>
        </text:list-item>
      </text:list>
      <text:list xml:id="list7226704767600175863" text:style-name="L6">
        <text:list-item>
          <text:p text:style-name="P33">Expressions should obey the normal rules regarding associativity and precedence.</text:p>
        </text:list-item>
        <text:list-item>
          <text:p text:style-name="P3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3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33">Special variables provide access to other trigger method data. There are currently 7 such special variables:</text:p>
          <text:list>
            <text:list-item>
              <text:p text:style-name="P3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3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3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33"><text:span text:style-name="Code_20_Text">$#</text:span> has type <text:span text:style-name="Code_20_Text">int</text:span> and identifies the number of parameters supplied to the trigger method.</text:p>
            </text:list-item>
            <text:list-item>
              <text:p text:style-name="P3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33"><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33"><text:soft-page-break/><text:span text:style-name="Code_20_Text">$CLASS</text:span> is valid in all rules and is bound to a <text:span text:style-name="Code_20_Text">String</text:span> whose value is the full package qualified name of the trigger class for the rule. The trigger class is the 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33">$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31">Array literal expressions are a comma-separated sequence of expressions enclosed in braces such as <text:span text:style-name="Code_20_Text">{}</text:span> , <text:span text:style-name="Code_20_Text">{ “foo”, “bar” }</text:span>. <text:s/><text:span text:style-name="T23">Array literals may only be used to define the initial value for either: </text:span>an array variable declared in the BIND clause <text:s/>e.g.<text:line-break/><text:tab/><text:span text:style-name="Code_20_Text">x:int[] = {1, 2, 3};<text:line-break/></text:span><text:span text:style-name="T23">or: </text:span>an array created via a new expression <text:span text:style-name="T23">e.g.<text:line-break/><text:tab/></text:span><text:span text:style-name="Code_20_Text"><text:span text:style-name="T23">names </text:span></text:span><text:span text:style-name="Code_20_Text">= new </text:span><text:span text:style-name="Code_20_Text"><text:span text:style-name="T23">Object[][] {{$0, $0.name()},{$1, $1.name()}};<text:line-break/>n.b.</text:span></text:span><text:span text:style-name="T23">Byteman does not restrict the type of expressions embedded in the initializer to other literals (as you can see in the second example above). Indeed, Byteman also allows subordinate bracketed terms to have different numbers of items; it siply creates the relevant sub-array using the number of values provided.<text:line-break/>n.b.b. when an initializer with mixed value types is used to initialize an untyped variable in a BIND clause the values must have a type uniform with that of the first element, which can be used consistently to infer the corresponding array type e.g given the following binding<text:line-break/><text:tab/></text:span><text:span text:style-name="Code_20_Text"><text:span text:style-name="T23">x = { $1, “foo”, <text:s/>$2 };</text:span></text:span><text:span text:style-name="T23"><text:line-break/>type </text:span><text:span text:style-name="Code_20_Text"><text:span text:style-name="T23">Object[]</text:span></text:span><text:span text:style-name="T23"> will be inferred for </text:span><text:span text:style-name="Code_20_Text"><text:span text:style-name="T23">x</text:span></text:span><text:span text:style-name="T23"> if </text:span><text:span text:style-name="Code_20_Text"><text:span text:style-name="T23">$1</text:span></text:span><text:span text:style-name="T23"> is of type </text:span><text:span text:style-name="Code_20_Text"><text:span text:style-name="T23">Object</text:span></text:span><text:span text:style-name="T23">, type </text:span><text:span text:style-name="Code_20_Text"><text:span text:style-name="T23">String[]</text:span></text:span><text:span text:style-name="T23"> will be inferred if </text:span><text:span text:style-name="Code_20_Text"><text:span text:style-name="T23">$1</text:span></text:span><text:span text:style-name="T23"> and </text:span><text:span text:style-name="Code_20_Text"><text:span text:style-name="T23">$2</text:span></text:span><text:span text:style-name="T23"> are both of of type </text:span><text:span text:style-name="Code_20_Text"><text:span text:style-name="T23">String</text:span></text:span><text:span text:style-name="T23">. With any other types a type error will <text:s/>occur.</text:span></text:p>
        </text:list-item>
        <text:list-item>
          <text:p text:style-name="P34">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3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3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33">Byteman provides the English language keywords listed below which can be used <text:soft-page-break/>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20215394918562" text:continue-list="list120216214569799"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20214869971740"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20214714793506" text:continue-numbering="true" text:style-name="Outline">
        <text:list-item>
          <text:list>
            <text:list-header>
              <text:h text:style-name="Heading_20_2" text:outline-level="2" text:is-list-header="true">Built-In Calls</text:h>
            </text:list-header>
          </text:list>
        </text:list-item>
      </text:list>
      <text:p text:style-name="P6">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6">This method prints the supplied string to <text:span text:style-name="Code_20_Text">System.out</text:span> and always returns true. It can be used in a rule action to display a trace message, for example:</text:p>
      <text:p text:style-name="Code">DO<text:tab/>debug(“killing JVM”), killJVM()</text:p>
      <text:p text:style-name="P6">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2021623912007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text:soft-page-break/>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20215326481970"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ext:soft-page-break/>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1389380316165228662" text:style-name="L7">
        <text:list-item>
          <text:p text:style-name="P35">an activate event occurs when an install cause <text:span text:style-name="T1">R(H)</text:span> to transition from empty to non-empty</text:p>
        </text:list-item>
        <text:list-item>
          <text:p text:style-name="P35">an install event occurs when <text:span text:style-name="T1">r(H)</text:span> is installed in <text:span text:style-name="T1">R(H)</text:span></text:p>
        </text:list-item>
        <text:list-item>
          <text:p text:style-name="P35">an uninstall event occurs when <text:span text:style-name="T1">r(H)</text:span> is uninstalled from <text:span text:style-name="T1">R(H)</text:span></text:p>
        </text:list-item>
        <text:list-item>
          <text:p text:style-name="P35">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20216006498392" text:continue-list="list120215326481970" text:style-name="Outline">
        <text:list-header>
          <text:h text:style-name="Heading_20_1" text:outline-level="1" text:is-list-header="true">Byteman Rule Language Standard Built-Ins</text:h>
        </text:list-header>
      </text:list>
      <text:p text:style-name="P6">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2021621863336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0215394786724" text:continue-numbering="true" text:style-name="Outline">
        <text:list-item>
          <text:list>
            <text:list-item>
              <text:list>
                <text:list-header>
                  <text:h text:style-name="P4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rendezvous(Object identifier, long timeout)<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5">)</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text:p>
      <text:p text:style-name="P1"><text:span text:style-name="Code_20_Text">rendezvous</text:span> may also be passed a timeout identifying the number of milliseconds which the caller should wait for the all threads to arrive. If the timeout interval is exceeded without the desired number of threads reaching the rendezvous a (runtime) exception will be thrown from the call. A zero or negative timeout value means do not time out.</text:p>
      <text:p text:style-name="P1"><text:span text:style-name="Code_20_Text">isRendezvous</text:span> will return true if a rendezvous identified by <text:span text:style-name="Code_20_Text">identifier</text:span> with the <text:soft-page-break/><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20216265099762" text:continue-numbering="true" text:style-name="Outline">
        <text:list-item>
          <text:list>
            <text:list-item>
              <text:list>
                <text:list-header>
                  <text:h text:style-name="P4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8">public boolean createJoin(Object identifier, int expected)<text:line-break/>public boolean isJoin(Object identifier, int expected)<text:line-break/>public boolean joinEnlist(Object identifier, int expected)<text:line-break/>public boolean joinWait(Object identifier, int expected)<text:line-break/>public boolean joinWait(Object identifier,<text:line-break/> <text:s text:c="23"/>int expected,long timeout)</text:p>
      <text:p text:style-name="P6"><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6"><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6"><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6">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oft-page-break/><text:span text:style-name="Code_20_Text">expected</text:span> count it returns <text:span text:style-name="Code_20_Text">false</text:span>. </text:p>
      <text:p text:style-name="P5"><text:span text:style-name="Code_20_Text">joinWait</text:span> may also be passed a timeout identifying the number of milliseconds which the caller should wait for the thread count to reach the expected count and for the subsequent join operations to complete. If the timeout interval is exceeded without the desired number of threads reaching the expected count a (runtime) exception will be thrown from the call. A zero or negative timeout value means do not time out.</text:p>
      <text:list xml:id="list12021644757823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2021483301949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text:soft-page-break/>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20215736726678" text:continue-numbering="true" text:style-name="Outline">
        <text:list-item>
          <text:list>
            <text:list-item>
              <text:list>
                <text:list-header>
                  <text:h text:style-name="P4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20215464872068" text:continue-numbering="true" text:style-name="Outline">
        <text:list-item>
          <text:list>
            <text:list-item>
              <text:list>
                <text:list-header>
                  <text:h text:style-name="P4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text:soft-page-break/>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021477317566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20216218646169" text:continue-numbering="true" text:style-name="Outline">
        <text:list-item>
          <text:list>
            <text:list-item>
              <text:list>
                <text:list-header>
                  <text:h text:style-name="P4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text:soft-page-break/>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8">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8">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6">With this version the rule is triggered <text:s/>recursively under the call to <text:span text:style-name="Code_20_Text">traceln</text:span> but the condition stops it being fired, breaking the recursion.</text:p>
      <text:p text:style-name="P6">Of course in other cases it may not be so simple to come up with a condition which avoids recursive firing. So, the default helper provides the following method which allows triggering to be disabled or re-enabled while the rule is executing</text:p>
      <text:p text:style-name="P8"><text:bookmark-start text:name="DDE_LINK101"/><text:bookmark-start text:name="DDE_LINK92"/>public <text:span text:style-name="T20">boolean </text:span>setTriggering(boolean enabled)<text:bookmark-end text:name="DDE_LINK101"/><text:bookmark-end text:name="DDE_LINK92"/></text:p>
      <text:p text:style-name="P6">If <text:span text:style-name="Code_20_Text">enabled</text:span> is false then triggering is disabled during execution of subsequent expressions in the rule body. If it is true then triggering is re-enabled.</text:p>
      <text:p text:style-name="P6">This can be used to implement the behaviour shown in the example above without the need to identify a suitable conditional</text:p>
      <text:p text:style-name="P8">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6">Note that once execution of the rule has completed triggering is automatically re-enabled so, in this case, there is no need to call <text:span text:style-name="Code_20_Text">setTriggering(true)</text:span> at the end of the DO <text:soft-page-break/>clause.</text:p>
      <text:p text:style-name="P7">Method <text:span text:style-name="Code_20_Text">setTriggering</text:span> always returns boolean value <text:span text:style-name="Code_20_Text">true</text:span>, allowing it to be ANDed into the condition of an IF clause or used to initialise a rule variable declared in a BIND clause. This is sometimes necessary to ensure that triggering is disabled early, before orther expressions in the IF or BIND clause are evaluated.</text:p>
      <text:list xml:id="list120216160527535"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13"><text:span text:style-name="Code_20_Text">org.jboss.byteman.debug</text:span></text:p>
      <text:list xml:id="list120216615164764"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text:soft-page-break/>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2021545576378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text:soft-page-break/>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20215638455031" text:continue-numbering="true" text:style-name="Outline">
        <text:list-item>
          <text:list>
            <text:list-item>
              <text:list>
                <text:list-header>
                  <text:h text:style-name="P46" text:outline-level="3" text:is-list-header="true"><text:span text:style-name="T8">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20215782269262" text:continue-numbering="true" text:style-name="Outline">
        <text:list-item>
          <text:list>
            <text:list-item>
              <text:list>
                <text:list-header>
                  <text:h text:style-name="P47" text:outline-level="3" text:is-list-header="true">Selective Stack Tracing Using a Regular Expression Filter</text:h>
                </text:list-header>
              </text:list>
            </text:list-item>
          </text:list>
        </text:list-item>
      </text:list>
      <text:p text:style-name="P2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20"><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20"><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5"><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20215732054476" text:continue-numbering="true" text:style-name="Outline">
        <text:list-item>
          <text:list>
            <text:list-item>
              <text:list>
                <text:list-header>
                  <text:h text:style-name="P47" text:outline-level="3" text:is-list-header="true"><text:bookmark-start text:name="__DdeLink__3673_1894777417"/>Stack Range Tracing</text:h>
                </text:list-header>
              </text:list>
            </text:list-item>
          </text:list>
        </text:list-item>
      </text:list>
      <text:p text:style-name="P2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120216605123448" text:continue-numbering="true" text:style-name="Outline">
        <text:list-item>
          <text:list>
            <text:list-item>
              <text:list>
                <text:list-header>
                  <text:h text:style-name="P47" text:outline-level="3" text:is-list-header="true">Tracing Named Thread Stacks</text:h>
                </text:list-header>
              </text:list>
            </text:list-item>
          </text:list>
        </text:list-item>
      </text:list>
      <text:p text:style-name="P23">The default helper class also provides methods which can be used to trace or format the stack frames of a specific, named thread:</text:p>
      <text:p text:style-name="P21">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23">or to trace or format the stacks of all threads in the runtime:</text:p>
      <text:p text:style-name="Code"><text:soft-page-break/><text:span text:style-name="T8">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8">String prefix</text:span><text:bookmark-end text:name="__DdeLink__3699_1894777417"/><text:span text:style-name="T8">)<text:line-break/>public void formatAllStacks(int maxFrames)<text:line-break/>public void formatAllStacks(String prefix , int maxFrames)</text:span></text:p>
      <text:list xml:id="list12021654394670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20215088415674" text:continue-numbering="true" text:style-name="Outline">
        <text:list-header>
          <text:h text:style-name="Heading_20_1" text:outline-level="1" text:is-list-header="true"><text:reference-mark-start text:name="Using Byteman"/>Using Byteman<text:reference-mark-end text:nam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downloads" text:style-name="Internet_20_link" text:visited-style-name="Visited_20_Internet_20_Link">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text:span text:style-name="T17">the </text:span><text:a xlink:type="simple" xlink:href="https://community.jboss.org/wiki/ABytemanTutorial#top" text:style-name="Internet_20_link" text:visited-style-name="Visited_20_Internet_20_Link">Byteman </text:a><text:a xlink:type="simple" xlink:href="https://community.jboss.org/wiki/ABytemanTutorial#top" text:style-name="Internet_20_link" text:visited-style-name="Visited_20_Internet_20_Link"><text:span text:style-name="T17">Command Line </text:span></text:a><text:a xlink:type="simple" xlink:href="https://community.jboss.org/wiki/ABytemanTutorial#top" text:style-name="Internet_20_link" text:visited-style-name="Visited_20_Internet_20_Link">Tutorial</text:a>.</text:p>
      <text:p text:style-name="P18">If you are using Byteman from <text:span text:style-name="T17">ant you need to use </text:span>the BMUnit package which integrates Byteman with JUnit and TestNG. Details of how to configure an ant build script to <text:span text:style-name="T17">reference </text:span>the <text:span text:style-name="T17">required jars from your Byteman download</text:span> are provided in the <text:a xlink:type="simple" xlink:href="https://community.jboss.org/wiki/FaultInjectionTestingWithByteman#top" text:style-name="Internet_20_link" text:visited-style-name="Visited_20_Internet_20_Link"><text:span text:style-name="T15">Byteman BMUnit </text:span></text:a><text:a xlink:type="simple" xlink:href="https://developer.jboss.org/wiki/BMUnitUsingBytemanWithJUnitOrTestNGFromMavenAndAnt#top" text:style-name="Internet_20_link" text:visited-style-name="Visited_20_Internet_20_Link">Tutorial</text:a>. <text:span text:style-name="T15">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5">Byteman Fault Injection Tutorial</text:span></text:a><text:span text:style-name="T15">.</text:span></text:p>
      <text:p text:style-name="Text_20_body">The downloads page also contains a link to downloads for older binary release versions. Note that from Byteman 1.1 onwards the agent can only be run in JDK 6 or 7. Previous releases can also be run in JDK 5. </text:p>
      <text:list xml:id="list120215300885887"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text:span text:style-name="T17">maven will</text:span> download these jars <text:span text:style-name="T17">automaticaly </text:span>from the <text:a xlink:type="simple" xlink:href="http://central.sonatype.org/" text:style-name="Internet_20_link" text:visited-style-name="Visited_20_Internet_20_Link">Maven Central repository</text:a>.</text:p>
      <text:p text:style-name="P19">Details of how to configure your pom to <text:span text:style-name="T17">depend on</text:span> the <text:span text:style-name="T17">required</text:span> jars are provided in <text:span text:style-name="T15">the</text:span> <text:a xlink:type="simple" xlink:href="https://developer.jboss.org/wiki/BMUnitUsingBytemanWithJUnitOrTestNGFromMavenAndAnt#top" text:style-name="Internet_20_link" text:visited-style-name="Visited_20_Internet_20_Link"><text:span text:style-name="T18">Byteman BMUnit </text:span></text:a><text:a xlink:type="simple" xlink:href="https://developer.jboss.org/wiki/BMUnitUsingBytemanWithJUnitOrTestNGFromMavenAndAnt#top" text:style-name="Internet_20_link" text:visited-style-name="Visited_20_Internet_20_Link">Tutorial</text:a>. <text:span text:style-name="T15">A more complex example showing the possibilities offered by BMUnit is provided in the </text:span><text:a xlink:type="simple" xlink:href="https://community.jboss.org/wiki/FaultInjectionTestingWithByteman#top" text:style-name="Internet_20_link" text:visited-style-name="Visited_20_Internet_20_Link"><text:span text:style-name="T15">Byteman Fault Injection Tutorial</text:span></text:a><text:span text:style-name="T15">.</text:span></text:p>
      <text:p text:style-name="Text_20_body">Byteman also provides a maven plugin which can be used to parse and type-check your test rule scripts as part of the maven test cycle. Details of how to configure the maven plugin are provided in <text:span text:style-name="T18">the </text:span><text:a xlink:type="simple" xlink:href="http://community.jboss.org/wiki/CheckingYourBytemanRuleScriptsUnderMaven#top" text:style-name="Internet_20_link" text:visited-style-name="Visited_20_Internet_20_Link"><text:span text:style-name="T18">Byteman Rulecheck Plugin Tutorial</text:span></text:a><text:span text:style-name="T18">.</text:span></text:p>
      <text:list xml:id="list120216779074948" text:continue-numbering="true" text:style-name="Outline">
        <text:list-item>
          <text:list>
            <text:list-header>
              <text:h text:style-name="P42" text:outline-level="2" text:is-list-header="true">Obtaining the source build tree</text:h>
            </text:list-header>
          </text:list>
        </text:list-item>
      </text:list>
      <text:p text:style-name="P1">If you want to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 text:style-name="Internet_20_link" text:visited-style-name="Visited_20_Internet_20_Link">https://github.com/bytemanproject/byteman</text:a></text:p>
      <text:p text:style-name="P1">The source tree is structured as a maven project..</text:p>
      <text:list xml:id="list120215120073167"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source and javadoc jars in the target direc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20216089644555" text:continue-numbering="true" text:style-name="Outline">
        <text:list-item>
          <text:list>
            <text:list-header>
              <text:h text:style-name="P41" text:outline-level="2" text:is-list-header="true">Running Applications with Byteman</text:h>
            </text:list-header>
          </text:list>
        </text:list-item>
      </text:list>
      <text:p text:style-name="P1">The Byteman tutorials explain how to use Byteman to trace and test the behaviour of a variety of programs ranging from simple examples to sophisticated test cases. <text:span text:style-name="T17">The </text:span><text:a xlink:type="simple" xlink:href="https://community.jboss.org/wiki/ABytemanTutorial#top" text:style-name="Internet_20_link" text:visited-style-name="Visited_20_Internet_20_Link"><text:span text:style-name="T17">Byteman Command Line T</text:span></text:a><text:a xlink:type="simple" xlink:href="https://community.jboss.org/wiki/ABytemanTutorial#top" text:style-name="Internet_20_link" text:visited-style-name="Visited_20_Internet_20_Link">utorial</text:a> covers the basics of how to run Byteman <text:span text:style-name="T17">from the command line</text:span>. <text:span text:style-name="T17">The</text:span> <text:a xlink:type="simple" xlink:href="https://community.jboss.org/wiki/FaultInjectionTestingWithByteman#top" text:style-name="Internet_20_link" text:visited-style-name="Visited_20_Internet_20_Link"><text:span text:style-name="T17">Byteman BMUnit T</text:span></text:a><text:a xlink:type="simple" xlink:href="https://community.jboss.org/wiki/FaultInjectionTestingWithByteman#top" text:style-name="Internet_20_link" text:visited-style-name="Visited_20_Internet_20_Link">utorial</text:a> <text:span text:style-name="T17">explains how to integrate Byteman into your JUnit</text:span> <text:span text:style-name="T17">or TestNG tests drievn either from ant or maven. The </text:span><text:a xlink:type="simple" xlink:href="https://community.jboss.org/wiki/FaultInjectionTestingWithByteman#top" text:style-name="Internet_20_link" text:visited-style-name="Visited_20_Internet_20_Link"><text:span text:style-name="T17">Byteman Fault Injection Tutorial</text:span></text:a><text:span text:style-name="T17"> provides an example of how to use Byteman to do more sophisticated</text:span> fault injection testing. The tutorials are probably the best thing to look at if you are new to Byteman. The rest of this guide provides complete details of how to use Byteman from the Java command line and explains <text:span text:style-name="T17">the effect of </text:span>all the <text:span text:style-name="T17">configuration </text:span>options which are available when using Byteman. Many of these options can also be configured when using <text:span text:style-name="T17">BMUnit from ant or maven</text:span>.</text:p>
      <text:list xml:id="list120215226519377"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5">=</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oft-page-break/><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20216782937701"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5"> </text:span></text:span><text:span text:style-name="Code_20_Text"><text:span text:style-name="T6">[-s] </text:span></text:span><text:span text:style-name="Code_20_Text"><text:span text:style-name="T1">\<text:line-break/> <text:s text:c="3"/></text:span></text:span><text:span text:style-name="Code_20_Text"><text:span text:style-name="T5">[-D</text:span></text:span><text:span text:style-name="Code_20_Text"><text:span text:style-name="T1">property</text:span></text:span><text:span text:style-name="Code_20_Text"><text:span text:style-name="T5">[=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P38"><text:span text:style-name="Code_20_Text">-</text:span><text:span text:style-name="Code_20_Text"><text:span text:style-name="T25">s</text:span></text:span> <text:span text:style-name="T25">sets an access-all-areas security policy for the Byteman agent code.This may be necessary when the JVM is running an application employing a security manager which imposes access restrictions (this includes recent versions of JBoss Wildfly/EAP).</text:span></text:p>
      <text:p text:style-name="P37"><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20215408295089" text:continue-numbering="true" text:style-name="Outline">
        <text:list-item>
          <text:list>
            <text:list-header>
              <text:h text:style-name="P42" text:outline-level="2" text:is-list-header="true"><text:bookmark-start text:name="__DdeLink__3177_471445188"/><text:soft-page-break/><text:span text:style-name="T8">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e separated by commas. Valid options include</text:p>
      <text:p text:style-name="P1"><text:span text:style-name="Code_20_Text"><text:span text:style-name="T12">script:</text:span></text:span><text:span text:style-name="Code_20_Text"><text:span text:style-name="T3">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T12">resourcescript:</text:span><text:span text:style-name="T3">scriptfile</text:span> where <text:span text:style-name="Code_20_Text"><text:span text:style-name="T1">scriptfile</text:span></text:span> is a path to a resource file on the CLASSPATH containing Byteman rules. This option is like the script option except that the file containing the Byteman rules is located as a class loader resource (the <text:span text:style-name="Code_20_Text"><text:span text:style-name="T1">scriptfile</text:span></text:span> argument is passed directly to <text:s/><text:span text:style-name="Code_20_Text">ClassLoader.getSystemResourceAsStream()</text:span>)</text:p>
      <text:p text:style-name="P2"><text:span text:style-name="Code_20_Text"><text:span text:style-name="T12">listener:</text:span></text:span><text:span text:style-name="Code_20_Text"><text:span text:style-name="T3">boolean</text:span></text:span> where <text:span text:style-name="Code_20_Text"><text:span text:style-name="T1">boolean</text:span></text:span> is either <text:span text:style-name="Code_20_Text">true</text:span> or <text:span text:style-name="Code_20_Text">false.</text:span> <text:span text:style-name="T24">When set to </text:span><text:span text:style-name="Code_20_Text"><text:span text:style-name="T24">true</text:span></text:span><text:span text:style-name="T24"> t</text:span>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2"><text:span text:style-name="T19">n.b. this option is actually an alias for option </text:span><text:span text:style-name="T2">manager</text:span><text:span text:style-name="T19"> (see below)</text:span></text:p>
      <text:p text:style-name="P3"><text:span text:style-name="Code_20_Text"><text:span text:style-name="T12">port:</text:span></text:span><text:span text:style-name="Code_20_Text"><text:span text:style-name="T3">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3"><text:span text:style-name="Code_20_Text"><text:span text:style-name="T12">address:</text:span></text:span><text:span text:style-name="Code_20_Text"><text:span text:style-name="T3">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3"><text:span text:style-name="Code_20_Text"><text:span text:style-name="T13">manager</text:span></text:span><text:span text:style-name="Code_20_Text"><text:span text:style-name="T12">:</text:span></text:span><text:span text:style-name="Code_20_Text"><text:span text:style-name="T4">classname</text:span></text:span> <text:span text:style-name="T19">w</text:span>here <text:span text:style-name="T2">classname</text:span><text:span text:style-name="T19"> </text:span>is <text:span text:style-name="T19">the full, package qualified name of a class which is to manage loading and unloading of rules. The manager option allows you to provide your own plugin class to manage the Byteman agent's installed rule base. The plugin class implements an initialize method with one of the following signatures:</text:span></text:p>
      <text:p text:style-name="P14">void initialize(org.jboss.byteman.agent.Retransfromer, String, int)</text:p>
      <text:p text:style-name="P14">void initialize(org.jboss.byteman.agent.Retransfromer)</text:p>
      <text:p text:style-name="P4">The first argument is the retransformer instance which regulates operation of the Byteman agent's class file transformer. It provides methods for installing and deinstalling rules and for querying the installed rule base. The second and third arguments allow a hostname and port to be passed to the manager class.</text:p>
      <text:p text:style-name="P4">An instance of the named manager class is created and its initialize method called when the agent is first loaded. The first variant of initialize is called by preference (passing null or -1 if, respectively, no hostname or port was provided as a Byteman agent option). Alternatively, the second variant is invoked. At least one implementation of initialize must be provided.</text:p>
      <text:p text:style-name="P2"><text:span text:style-name="T19">Option </text:span><text:span text:style-name="T2">listener:true</text:span><text:span text:style-name="T19"> is an alias for </text:span><text:span text:style-name="T2">manager:org.jboss.byteman.agent.TransformListener</text:span><text:span text:style-name="T19">, i.e. it <text:s/>requests the agent to use the standard Byteman manager class to manage the agent's rule base. TransformListener simply opens a socket listener and passes requests </text:span><text:soft-page-break/><text:span text:style-name="T19">from the bmsubmit script on to the Retransformer then posts results back via the socket. If you wish to implement your own manager then you should study class TransformListener in order to understand how the Retransformer provides access to the agent rule base.</text:span></text:p>
      <text:p text:style-name="P1"><text:span text:style-name="Code_20_Text"><text:span text:style-name="T12">sys:</text:span></text:span><text:span text:style-name="Code_20_Text"><text:span text:style-name="T3">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12">boot:</text:span></text:span><text:span text:style-name="Code_20_Text"><text:span text:style-name="T3">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40"><text:span text:style-name="T12">policy:</text:span><text:span text:style-name="T3">boolean</text:span> where <text:span text:style-name="Code_20_Text"><text:span text:style-name="T1">boolean</text:span></text:span> is either <text:span text:style-name="Code_20_Text">true</text:span> or <text:span text:style-name="Code_20_Text">false.</text:span> When set to <text:span text:style-name="Code_20_Text">true</text:span> this option causes the agent toi install an access all areas security policy for the Byteman agent code. <text:span text:style-name="T25">This may be necessary when the JVM is running an application employing a security manager which imposes access restrictions</text:span> (this includes recent versions of JBoss Wildfly/EAP).</text:p>
      <text:p text:style-name="P1"><text:span text:style-name="Code_20_Text"><text:span text:style-name="T12">prop:</text:span></text:span><text:span text:style-name="Code_20_Text"><text:span text:style-name="T3">name</text:span></text:span><text:span text:style-name="Code_20_Text"><text:span text:style-name="T12">=</text:span></text:span><text:span text:style-name="Code_20_Text"><text:span text:style-name="T3">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4">care</text:span> of this requirement.</text:p>
      <text:list xml:id="list120216065274341" text:continue-numbering="true" text:style-name="Outline">
        <text:list-item>
          <text:list>
            <text:list-header>
              <text:h text:style-name="P42" text:outline-level="2" text:is-list-header="true"><text:span text:style-name="T8">Running</text:span> Byteman Using S<text:span text:style-name="T8">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oft-page-break/><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120214948810832" text:continue-numbering="true" text:style-name="Outline">
        <text:list-item>
          <text:list>
            <text:list-header>
              <text:h text:style-name="P42" text:outline-level="2" text:is-list-header="true"><text:span text:style-name="Code_20_Text"><text:span text:style-name="T8">Submitting</text:span></text:span><text:span text:style-name="Code_20_Text"><text:span text:style-name="T7">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3470817071221447837" text:style-name="L8">
        <text:list-item>
          <text:p text:style-name="P36">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36">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36">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text:soft-page-break/>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list xml:id="list120215563233734" text:continue-list="list120214948810832" text:style-name="Outline">
        <text:list-item>
          <text:list>
            <text:list-header>
              <text:h text:style-name="Heading_20_2" text:outline-level="2" text:is-list-header="true"><text:span text:style-name="Code_20_Text"><text:span text:style-name="T7">Checking Rules Offline Using Script bmcheck</text:span></text:span></text:h>
            </text:list-header>
          </text:list>
        </text:list-item>
      </text:list>
      <text:p text:style-name="P1"><text:span text:style-name="Code_20_Text"><text:span text:style-name="T7">The installed bin directory contains a script called </text:span></text:span><text:span text:style-name="Code_20_Text">bmcheck</text:span><text:span text:style-name="Code_20_Text"><text:span text:style-name="T7">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7">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7">Flag </text:span><text:span text:style-name="Code_20_Text">-cp</text:span><text:span text:style-name="T7"> provides a single classpath element used to locate classes mentioned in the scripts. If your code is located in several jars then you must supply -cp multiple times.</text:span></text:p>
      <text:p text:style-name="Text_20_body"><text:span text:style-name="T7">Flag </text:span><text:span text:style-name="Code_20_Text">-p</text:span><text:span text:style-name="T7"> provides one or more package names which are used to resolve target classes which have been specified on the </text:span><text:span text:style-name="Code_20_Text">CLASS</text:span><text:span text:style-name="T7"> line without a qualifying package name. For example, if a rule specifies </text:span><text:span text:style-name="Code_20_Text">CLASS myClass</text:span><text:span text:style-name="T7"> and the class actually resides in package </text:span><text:span text:style-name="Code_20_Text">org.myApp</text:span><text:span text:style-name="T7"> then the rule will be applied when class org.myApp.myClass is loaded during application execution. However, the type checker cannot know where to find and load the relevant class without a hint. If </text:span><text:span text:style-name="Code_20_Text">-p org.myApp</text:span><text:span text:style-name="T7"> is provided on the command line then after failing to locate </text:span><text:span text:style-name="Code_20_Text">myClass</text:span><text:span text:style-name="T7"> in the empty package the type checker will try to lookup </text:span><text:span text:style-name="Code_20_Text">myClass</text:span><text:span text:style-name="T7"> in package </text:span><text:span text:style-name="Code_20_Text">org.myApp</text:span><text:span text:style-name="T7">. Each package supplied on the command line is tried in order until the class name can be resolved.</text:span></text:p>
      <text:list xml:id="list120215586503742" text:continue-numbering="true" text:style-name="Outline">
        <text:list-item>
          <text:list>
            <text:list-header>
              <text:h text:style-name="P42" text:outline-level="2" text:is-list-header="true"><text:span text:style-name="T8">Installing </text:span><text:span text:style-name="T7">And Submitting from Java</text:span></text:h>
            </text:list-header>
          </text:list>
        </text:list-item>
      </text:list>
      <text:p text:style-name="Text_20_body"><text:span text:style-name="T7">The scripts </text:span><text:span text:style-name="Code_20_Text">bminstall</text:span><text:span text:style-name="T7"> and </text:span><text:span text:style-name="Code_20_Text">bmsubmit</text:span><text:span text:style-name="T7"> used, respectively, to install the agent into a running program and to upload and unload scripts are merely wrappers which invoke the </text:span><text:soft-page-break/><text:span text:style-name="T7">behaviour of Java classes, </text:span><text:span text:style-name="Code_20_Text">org.jboss.byteman.agent.install.Install</text:span><text:span text:style-name="T7"> and </text:span><text:span text:style-name="Code_20_Text">org.jboss.byteman.agent.submit.Submit</text:span><text:span text:style-name="T7">, located,respectively, in the </text:span><text:span text:style-name="Code_20_Text">byteman-install</text:span><text:span text:style-name="T7"> and </text:span><text:span text:style-name="Code_20_Text">byteman-submit</text:span><text:span text:style-name="T7"> jars in the installed </text:span><text:span text:style-name="Code_20_Text">lib</text:span><text:span text:style-name="T7">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7">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 running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7">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20215700526351" text:continue-numbering="true" text:style-name="Outline">
        <text:list-item>
          <text:list>
            <text:list-header>
              <text:h text:style-name="P42" text:outline-level="2" text:is-list-header="true"><text:span text:style-name="T8">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8"><text:span text:style-name="Code_20_Text"><text:span text:style-name="T12">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8"><text:span text:style-name="Code_20_Text"><text:span text:style-name="T12">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8"><text:span text:style-name="Code_20_Text"><text:span text:style-name="T12">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8"><text:span text:style-name="Code_20_Text"><text:span text:style-name="T12">org.jboss.byteman.dump.generated.classes.intermediate</text:span></text:span></text:p>
      <text:p text:style-name="P1"><text:soft-page-break/>is set the agent will dump successive versions of transformed bytecode as successive rules applicable to a given class are injected into the bytecode.</text:p>
      <text:p text:style-name="P1">If system property</text:p>
      <text:p text:style-name="P8"><text:span text:style-name="Code_20_Text"><text:span text:style-name="T12">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8"><text:span text:style-name="Code_20_Text"><text:span text:style-name="T12">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12">org.jboss.byteman.transform.all</text:span></text:span></text:p>
      <text:p text:style-name="P1"><text:span text:style-name="Code_20_Text"><text:span text:style-name="T7">is set then the agent will allow rules to be injected into methods of classes in the </text:span></text:span><text:span text:style-name="Code_20_Text">java.lang</text:span><text:span text:style-name="Code_20_Text"><text:span text:style-name="T7"> hierarchy. Note that this will require the Byteman jar to be installed in the bootstrap classpath using the </text:span></text:span><text:span text:style-name="Caption_20_characters"><text:span text:style-name="T7">boot:</text:span></text:span><text:span text:style-name="Code_20_Text"><text:span text:style-name="T7"> option to the </text:span></text:span><text:span text:style-name="Code_20_Text">-javaagent</text:span><text:span text:style-name="Code_20_Text"><text:span text:style-name="T7"> JVM command line argument.</text:span></text:span></text:p>
      <text:p text:style-name="P1">If system property</text:p>
      <text:p text:style-name="Code"><text:span text:style-name="Code_20_Text"><text:span text:style-name="T12">org.jboss.byteman.skip.overriding.rules</text:span></text:span></text:p>
      <text:p text:style-name="P1"><text:span text:style-name="Code_20_Text"><text:span text:style-name="T7">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7">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ng indicates that the cost goes from </text:span></text:span><text:span text:style-name="Code_20_Text"><text:span text:style-name="T9">negligible</text:span></text:span><text:span text:style-name="Code_20_Text"><text:span text:style-name="T7"> (&lt;&lt; <text:s/>1%) to, at worst, <text:s/></text:span></text:span><text:span text:style-name="Code_20_Text"><text:span text:style-name="T9">noticeable</text:span></text:span><text:span text:style-name="Code_20_Text"><text:span text:style-name="T7"> (~ 2%) but </text:span></text:span><text:span text:style-name="Code_20_Text"><text:span text:style-name="T10">not</text:span></text:span><text:span text:style-name="Code_20_Text"><text:span text:style-name="T7"> to </text:span></text:span><text:span text:style-name="Code_20_Text"><text:span text:style-name="T9">significant</text:span></text:span><text:span text:style-name="Code_20_Text"><text:span text:style-name="T7">) So, if you do not intend to use overriding rules then setting this property helps 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8"><text:span text:style-name="Code_20_Text"><text:span text:style-name="T12">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8"><text:span text:style-name="Code_20_Text"><text:span text:style-name="T12">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text:soft-page-break/>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LGC Sans" style:font-family-asian="'DejaVu LGC Sans'" style:font-family-generic-asian="system" style:font-pitch-asian="variable" style:font-size-asian="14pt" style:font-name-complex="DejaVu LGC Sans" style:font-family-complex="'DejaVu LGC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style:font-name="Liberation Sans1" fo:font-family="'Liberation Sans'" style:font-style-name="Regular" style:font-family-generic="swiss" style:font-pitch="variabl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1.295cm" fo:margin-right="0cm" fo:margin-top="0cm" fo:margin-bottom="0cm" loext:contextual-spacing="false" fo:keep-together="always" fo:text-indent="0cm" style:auto-text-indent="false" style:page-number="auto" fo:background-color="transparent" style:shadow="none">
        <style:tab-stops/>
        <style:background-image/>
      </style:paragraph-properties>
      <style:text-properties style:font-name="Liberation Mono" fo:font-family="'Liberation Mono'" style:font-style-name="Regula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arj-legal"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Liberation Sans1" fo:font-family="'Liberation Sans'" style:font-style-name="Regular" style:font-family-generic="swiss"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Code_20_Text" style:display-name="Code Text" style:family="text">
      <style:text-properties style:font-name="Liberation Mono" fo:font-family="'Liberation Mono'" style:font-style-name="Regular" style:font-family-generic="modern" style:font-pitch="fixed"/>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prefix=" " style:num-format="">
        <style:list-level-properties text:min-label-distance="0.381cm"/>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ndrew Dinn</meta:initial-creator>
    <meta:creation-date>2008-09-25T16:33:44</meta:creation-date>
    <dc:date>2015-10-29T12:02:14.429028095</dc:date>
    <meta:printed-by>Andrew Dinn</meta:printed-by>
    <meta:print-date>2008-09-26T17:21:42</meta:print-date>
    <meta:editing-cycles>259</meta:editing-cycles>
    <meta:editing-duration>P3DT3H35M3S</meta:editing-duration>
    <meta:document-statistic meta:table-count="0" meta:image-count="0" meta:object-count="0" meta:page-count="53" meta:paragraph-count="571" meta:word-count="21135" meta:character-count="137326" meta:non-whitespace-character-count="112178"/>
    <meta:user-defined meta:name="Info 1"/>
    <meta:user-defined meta:name="Info 2"/>
    <meta:user-defined meta:name="Info 3"/>
    <meta:user-defined meta:name="Info 4"/>
  </office:meta>
</office:document-meta>
</file>